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13cm" svg:height="3.062cm" svg:x="1.778cm" svg:y="0.762cm">
          <draw:text-box>
            <text:p text:style-name="P1"><text:span text:style-name="T1">Hymn #601</text:span></text:p>
            <text:p text:style-name="P1"><text:span text:style-name="T2">“</text:span><text:span text:style-name="T2">All Who Believe and Are Baptiz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4cm" svg:height="7.62cm" svg:x="1.27cm" svg:y="0.762cm">
          <draw:text-box>
            <text:p text:style-name="P4"><text:span text:style-name="T3">1.</text:span><text:span text:style-name="T4"> All who believe and are baptized</text:span></text:p>
            <text:p text:style-name="P4"><text:span text:style-name="T4">Shall see the Lord’s salvation;</text:span></text:p>
            <text:p text:style-name="P4"><text:span text:style-name="T4">Baptized into the death of Christ,</text:span></text:p>
            <text:p text:style-name="P4"><text:span text:style-name="T4">They are a new cre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4cm" svg:height="7.366cm" svg:x="1.27cm" svg:y="0.762cm">
          <draw:text-box>
            <text:p text:style-name="P4"><text:span text:style-name="T4">Through Christ’s redemption</text:span></text:p>
            <text:p text:style-name="P4"><text:span text:style-name="T4">they shall stand</text:span></text:p>
            <text:p text:style-name="P4"><text:span text:style-name="T4">Among the glorious, heav’nly band</text:span></text:p>
            <text:p text:style-name="P4"><text:span text:style-name="T4">Of ev’ry tribe and n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5.4cm" svg:height="7.366cm" svg:x="1.27cm" svg:y="0.762cm">
          <draw:text-box>
            <text:p text:style-name="P4"><text:span text:style-name="T3">2.</text:span><text:span text:style-name="T4"><text:tab/></text:span><text:span text:style-name="T4">With one accord, O God, we pray:</text:span></text:p>
            <text:p text:style-name="P4"><text:span text:style-name="T4">Grant us Your Holy Spirit.</text:span></text:p>
            <text:p text:style-name="P4"><text:span text:style-name="T4">Help us in our infirmity</text:span></text:p>
            <text:p text:style-name="P4"><text:span text:style-name="T4">Through Jesus’ blood and me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5" draw:layer="layout" svg:width="25.4cm" svg:height="5.842cm" svg:x="1.27cm" svg:y="0.762cm">
          <draw:text-box>
            <text:p text:style-name="P4"><text:span text:style-name="T4">Grant us to grow in grace each day</text:span></text:p>
            <text:p text:style-name="P4"><text:span text:style-name="T4">That by this sacrament we may</text:span></text:p>
            <text:p text:style-name="P4"><text:span text:style-name="T4">Eternal life inhe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4:52:32.490000000</meta:creation-date>
    <dc:date>2017-01-06T15:01:20.275000000</dc:date>
    <meta:editing-duration>PT8M47S</meta:editing-duration>
    <meta:editing-cycles>2</meta:editing-cycles>
    <meta:generator>LibreOffice/5.2.4.2$Windows_X86_64 LibreOffice_project/3d5603e1122f0f102b62521720ab13a38a4e0eb0</meta:generator>
    <meta:document-statistic meta:object-count="36"/>
  </office:meta>
</office:document-meta>
</file>